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iresias PCfont" svg:font-family="'Tiresias PCfont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3bd30c" officeooo:paragraph-rsid="003bd30c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3986ef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.08cm"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a8dde"/>
    </style:style>
    <style:style style:name="P7" style:family="paragraph" style:parent-style-name="Standard">
      <style:paragraph-properties fo:line-height="1.08cm"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ace08"/>
    </style:style>
    <style:style style:name="P8" style:family="paragraph" style:parent-style-name="Standard">
      <style:paragraph-properties fo:line-height="1.08cm"/>
      <style:text-properties style:font-name="BetecknaLowerCase1" officeooo:rsid="001290e9" officeooo:paragraph-rsid="003ace08"/>
    </style:style>
    <style:style style:name="P9" style:family="paragraph" style:parent-style-name="Text_20_body">
      <style:paragraph-properties fo:line-height="123%" fo:text-align="end" style:justify-single-word="false"/>
      <style:text-properties officeooo:paragraph-rsid="0036e15d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3d29a6" style:font-size-asian="6pt" style:font-size-complex="6pt"/>
    </style:style>
    <style:style style:name="P11" style:family="paragraph">
      <style:text-properties style:font-name="Tiresias PCfont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style:use-window-font-color="true" style:font-name="Tiresias PCfont" officeooo:rsid="003986ef" style:font-size-complex="10pt"/>
    </style:style>
    <style:style style:name="T5" style:family="text">
      <style:text-properties fo:text-transform="lowercase" style:font-name="Tiresias PCfont" fo:font-size="48pt" officeooo:rsid="003986ef" style:font-size-asian="48pt" style:font-size-complex="48pt"/>
    </style:style>
    <style:style style:name="T6" style:family="text">
      <style:text-properties fo:text-transform="lowercase" style:font-name="Tiresias PCfont" officeooo:rsid="003986ef" style:font-size-complex="2pt"/>
    </style:style>
    <style:style style:name="T7" style:family="text">
      <style:text-properties fo:text-transform="lowercase" style:font-name="Tiresias PCfont" fo:font-size="5pt" officeooo:rsid="003986ef" style:font-size-asian="5pt" style:font-size-complex="5pt"/>
    </style:style>
    <style:style style:name="T8" style:family="text">
      <style:text-properties officeooo:rsid="003986ef"/>
    </style:style>
    <style:style style:name="T9" style:family="text">
      <style:text-properties style:font-name="Tiresias PCfont" officeooo:rsid="00200441"/>
    </style:style>
    <style:style style:name="T10" style:family="text">
      <style:text-properties officeooo:rsid="001a7abf"/>
    </style:style>
    <style:style style:name="T11" style:family="text">
      <style:text-properties officeooo:rsid="001f5956"/>
    </style:style>
    <style:style style:name="T12" style:family="text">
      <style:text-properties style:font-name="Tiresias PCfont" fo:font-size="96pt" style:font-size-asian="96pt" style:font-size-complex="96pt"/>
    </style:style>
    <style:style style:name="T13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3.029cm" svg:height="5.98cm" svg:x="2.35cm" svg:y="1.644cm">
        <draw:text-box>
          <text:p><text:span text:style-name="T12">l</text:span></text:p>
        </draw:text-box>
      </draw:frame>
      <draw:frame text:anchor-type="page" text:anchor-page-number="1" draw:z-index="1" draw:style-name="gr2" draw:text-style-name="P12" svg:width="0.237cm" svg:height="0.579cm" svg:x="2.794cm" svg:y="4.142cm">
        <draw:text-box>
          <text:p><text:span text:style-name="T13">1</text:span></text:p>
        </draw:text-box>
      </draw:frame>
      <draw:line text:anchor-type="page" text:anchor-page-number="1" draw:z-index="2" draw:style-name="gr3" draw:text-style-name="P13" svg:x1="3.332cm" svg:y1="3.149cm" svg:x2="3.323cm" svg:y2="5.257cm">
        <text:p/>
      </draw:line>
      <draw:path text:anchor-type="page" text:anchor-page-number="1" draw:z-index="3" draw:style-name="gr4" draw:text-style-name="P13" svg:width="1.29cm" svg:height="0.496cm" draw:transform="rotate (-0.42184608020703) translate (3.32316666666667cm 5.25638888888889cm)" svg:viewBox="0 0 1291 497" svg:d="M0 0c270 602 947 667 1291 140">
        <text:p/>
      </draw:path>
      <text:p text:style-name="P4">LATIN <text:span text:style-name="T3">SMALL</text:span> LETTER <text:span text:style-name="T8">L</text:span></text:p>
      <text:p text:style-name="P5">Das <text:span text:style-name="T3">kleine</text:span> <text:span text:style-name="T8">Ell</text:span></text:p>
      <text:p text:style-name="P1"/>
      <text:p text:style-name="P2">langsam<text:span text:style-name="T10"> </text:span><text:span text:style-name="T2">•</text:span><text:span text:style-name="T10"> </text:span>links <text:span text:style-name="T2">•</text:span><text:span text:style-name="T10"> </text:span>laut<text:span text:style-name="T10"> </text:span><text:span text:style-name="T2">•</text:span><text:span text:style-name="T10"> </text:span>laufen<text:span text:style-name="T10"> </text:span><text:span text:style-name="T2">•</text:span><text:span text:style-name="T10"> </text:span>lernen<text:span text:style-name="T10"> </text:span><text:span text:style-name="T2">•</text:span><text:span text:style-name="T10"> </text:span>lesen<text:span text:style-name="T10"> </text:span><text:span text:style-name="T2">•</text:span><text:span text:style-name="T10"> </text:span>leicht</text:p>
      <text:p text:style-name="P9"><text:span text:style-name="Outline_5f_very_5f_large"><text:span text:style-name="T4">llllllllllll</text:span></text:span></text:p>
      <text:p text:style-name="P3"><text:span text:style-name="Outline_5f_large"><text:span text:style-name="T5">lllllllllllllllllllllllllllllllll</text:span></text:span></text:p>
      <text:p text:style-name="P8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7"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text:span text:style-name="Outline"><text:span text:style-name="T7"> </text:span></text:span><text:span text:style-name="Outline"><text:span text:style-name="T6">l</text:span></text:span></text:p>
      <text:p text:style-name="P6"><draw:line text:anchor-type="paragraph" draw:z-index="4" draw:style-name="gr5" draw:text-style-name="P14" svg:x1="-0.046cm" svg:y1="0.273cm" svg:x2="16.954cm" svg:y2="0.273cm"><text:p/></draw:line><draw:line text:anchor-type="paragraph" draw:z-index="5" draw:style-name="gr5" draw:text-style-name="P14" svg:x1="-0.046cm" svg:y1="0.674cm" svg:x2="16.954cm" svg:y2="0.674cm"><text:p/></draw:line><draw:line text:anchor-type="paragraph" draw:z-index="6" draw:style-name="gr5" draw:text-style-name="P14" svg:x1="-0.046cm" svg:y1="0.875cm" svg:x2="16.954cm" svg:y2="0.875cm"><text:p/></draw:line><draw:line text:anchor-type="paragraph" draw:z-index="7" draw:style-name="gr5" draw:text-style-name="P14" svg:x1="-0.046cm" svg:y1="0.474cm" svg:x2="16.954cm" svg:y2="0.474cm"><text:p/></draw:line><text:span text:style-name="Outline"><text:span text:style-name="T9">l</text:span></text:span></text:p>
      <text:p text:style-name="P6"><draw:line text:anchor-type="paragraph" draw:z-index="8" draw:style-name="gr5" draw:text-style-name="P14" svg:x1="-0.046cm" svg:y1="0.273cm" svg:x2="16.954cm" svg:y2="0.273cm"><text:p/></draw:line><draw:line text:anchor-type="paragraph" draw:z-index="9" draw:style-name="gr5" draw:text-style-name="P14" svg:x1="-0.046cm" svg:y1="0.875cm" svg:x2="16.954cm" svg:y2="0.875cm"><text:p/></draw:line><text:span text:style-name="Outline"><text:span text:style-name="T9">l</text:span></text:span></text:p>
      <text:p text:style-name="P10"><text:span text:style-name="T1">©</text:span> Copyright 2016 Stephan Kreutzer, <text:span text:style-name="T11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iresias PCfont" svg:font-family="'Tiresias PCfont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07:17.676045476</dc:date>
    <dc:creator>Stephan Kreutzer</dc:creator>
    <meta:editing-duration>PT2H35M18S</meta:editing-duration>
    <meta:editing-cycles>5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756" meta:character-count="1722" meta:non-whitespace-character-count="987"/>
  </office:meta>
</office:document-meta>
</file>